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PréformatéHTML" style:family="paragraph">
      <style:text-properties fo:language="en" fo:country="GB"/>
    </style:style>
    <style:style style:name="P34" style:parent-style-name="PréformatéHTML" style:family="paragraph">
      <style:text-properties fo:language="en" fo:country="GB"/>
    </style:style>
    <style:style style:name="P35" style:parent-style-name="PréformatéHTML" style:family="paragraph">
      <style:text-properties fo:language="en" fo:country="GB"/>
    </style:style>
    <style:style style:name="P36" style:parent-style-name="PréformatéHTML" style:family="paragraph">
      <style:text-properties fo:language="en" fo:country="GB"/>
    </style:style>
    <style:style style:name="P37" style:parent-style-name="PréformatéHTML" style:family="paragraph">
      <style:text-properties fo:language="en" fo:country="GB"/>
    </style:style>
    <style:style style:name="P38" style:parent-style-name="PréformatéHTML" style:family="paragraph">
      <style:text-properties fo:language="en" fo:country="GB"/>
    </style:style>
    <style:style style:name="P39" style:parent-style-name="PréformatéHTML" style:family="paragraph">
      <style:text-properties fo:language="en" fo:country="GB"/>
    </style:style>
    <style:style style:name="P40" style:parent-style-name="PréformatéHTML" style:family="paragraph">
      <style:text-properties fo:language="en" fo:country="GB"/>
    </style:style>
    <style:style style:name="P41" style:parent-style-name="PréformatéHTML" style:family="paragraph">
      <style:text-properties fo:language="en" fo:country="GB"/>
    </style:style>
    <style:style style:name="P42" style:parent-style-name="PréformatéHTML" style:family="paragraph">
      <style:text-properties fo:language="en" fo:country="GB"/>
    </style:style>
    <style:style style:name="P43" style:parent-style-name="PréformatéHTML" style:family="paragraph">
      <style:text-properties fo:language="en" fo:country="GB"/>
    </style:style>
    <style:style style:name="P44" style:parent-style-name="PréformatéHTML" style:family="paragraph">
      <style:text-properties fo:language="en" fo:country="GB"/>
    </style:style>
    <style:style style:name="P45" style:parent-style-name="PréformatéHTML" style:family="paragraph">
      <style:text-properties fo:language="en" fo:country="GB"/>
    </style:style>
    <style:style style:name="P46" style:parent-style-name="PréformatéHTML" style:family="paragraph">
      <style:text-properties fo:language="en" fo:country="GB"/>
    </style:style>
    <style:style style:name="P47" style:parent-style-name="PréformatéHTML" style:family="paragraph">
      <style:text-properties fo:language="en" fo:country="GB"/>
    </style:style>
    <style:style style:name="P48" style:parent-style-name="PréformatéHTML" style:family="paragraph">
      <style:text-properties fo:language="en" fo:country="GB"/>
    </style:style>
    <style:style style:name="P49" style:parent-style-name="PréformatéHTML" style:family="paragraph">
      <style:text-properties fo:language="it" fo:country="IT"/>
    </style:style>
    <style:style style:name="P50" style:parent-style-name="PréformatéHTML" style:family="paragraph">
      <style:text-properties fo:language="it" fo:country="IT"/>
    </style:style>
    <style:style style:name="P51" style:parent-style-name="PréformatéHTML" style:family="paragraph">
      <style:text-properties fo:language="it" fo:country="IT"/>
    </style:style>
    <style:style style:name="P52" style:parent-style-name="PréformatéHTML" style:family="paragraph">
      <style:text-properties fo:language="it" fo:country="IT"/>
    </style:style>
    <style:style style:name="P53" style:parent-style-name="PréformatéHTML" style:family="paragraph">
      <style:text-properties fo:language="it" fo:country="IT"/>
    </style:style>
    <style:style style:name="P54" style:parent-style-name="PréformatéHTML" style:family="paragraph">
      <style:text-properties fo:language="en" fo:country="GB"/>
    </style:style>
    <style:style style:name="P55" style:parent-style-name="PréformatéHTML" style:family="paragraph">
      <style:text-properties fo:language="en" fo:country="GB"/>
    </style:style>
    <style:style style:name="P56" style:parent-style-name="PréformatéHTML" style:family="paragraph">
      <style:text-properties fo:language="en" fo:country="GB"/>
    </style:style>
    <style:style style:name="P57" style:parent-style-name="PréformatéHTML" style:family="paragraph">
      <style:text-properties fo:language="it" fo:country="IT"/>
    </style:style>
    <style:style style:name="P58" style:parent-style-name="PréformatéHTML" style:family="paragraph">
      <style:text-properties fo:language="it" fo:country="IT"/>
    </style:style>
    <style:style style:name="P59" style:parent-style-name="PréformatéHTML" style:family="paragraph">
      <style:text-properties fo:language="it" fo:country="IT"/>
    </style:style>
    <style:style style:name="P60" style:parent-style-name="PréformatéHTML" style:family="paragraph">
      <style:text-properties fo:language="it" fo:country="IT"/>
    </style:style>
    <style:style style:name="P61" style:parent-style-name="PréformatéHTML" style:family="paragraph">
      <style:text-properties fo:language="it" fo:country="IT"/>
    </style:style>
    <style:style style:name="P62" style:parent-style-name="PréformatéHTML" style:family="paragraph">
      <style:text-properties fo:language="it" fo:country="IT"/>
    </style:style>
    <style:style style:name="P63" style:parent-style-name="PréformatéHTML" style:family="paragraph">
      <style:text-properties fo:language="it" fo:country="IT"/>
    </style:style>
    <style:style style:name="P64" style:parent-style-name="PréformatéHTML" style:family="paragraph">
      <style:text-properties fo:language="it" fo:country="IT"/>
    </style:style>
    <style:style style:name="P65" style:parent-style-name="PréformatéHTML" style:family="paragraph">
      <style:text-properties fo:language="it" fo:country="IT"/>
    </style:style>
    <style:style style:name="P66" style:parent-style-name="PréformatéHTML" style:family="paragraph">
      <style:text-properties fo:language="it" fo:country="IT"/>
    </style:style>
    <style:style style:name="P67" style:parent-style-name="PréformatéHTML" style:family="paragraph">
      <style:text-properties fo:language="en" fo:country="GB"/>
    </style:style>
    <style:style style:name="P68" style:parent-style-name="PréformatéHTML" style:family="paragraph">
      <style:text-properties fo:language="en" fo:country="GB"/>
    </style:style>
    <style:style style:name="P69" style:parent-style-name="PréformatéHTML" style:family="paragraph">
      <style:text-properties fo:language="en" fo:country="GB"/>
    </style:style>
    <style:style style:name="P70" style:parent-style-name="PréformatéHTML" style:family="paragraph">
      <style:text-properties fo:language="it" fo:country="IT"/>
    </style:style>
    <style:style style:name="P71" style:parent-style-name="PréformatéHTML" style:family="paragraph">
      <style:text-properties fo:language="it" fo:country="IT"/>
    </style:style>
    <style:style style:name="P72" style:parent-style-name="PréformatéHTML" style:family="paragraph">
      <style:text-properties fo:language="it" fo:country="IT"/>
    </style:style>
    <style:style style:name="P73" style:parent-style-name="PréformatéHTML" style:family="paragraph">
      <style:text-properties fo:language="it" fo:country="IT"/>
    </style:style>
    <style:style style:name="P74" style:parent-style-name="PréformatéHTML" style:family="paragraph">
      <style:text-properties fo:language="it" fo:country="IT"/>
    </style:style>
    <style:style style:name="P75" style:parent-style-name="PréformatéHTML" style:family="paragraph">
      <style:text-properties fo:language="it" fo:country="IT"/>
    </style:style>
    <style:style style:name="P76" style:parent-style-name="PréformatéHTML" style:family="paragraph">
      <style:text-properties fo:language="it" fo:country="IT"/>
    </style:style>
    <style:style style:name="P77" style:parent-style-name="PréformatéHTML" style:family="paragraph">
      <style:text-properties fo:language="it" fo:country="IT"/>
    </style:style>
    <style:style style:name="P78" style:parent-style-name="PréformatéHTML" style:family="paragraph">
      <style:text-properties fo:language="it" fo:country="IT"/>
    </style:style>
    <style:style style:name="P79" style:parent-style-name="PréformatéHTML" style:family="paragraph">
      <style:text-properties fo:language="it" fo:country="IT"/>
    </style:style>
    <style:style style:name="P80" style:parent-style-name="PréformatéHTML" style:family="paragraph">
      <style:text-properties fo:language="en" fo:country="GB"/>
    </style:style>
    <style:style style:name="P81" style:parent-style-name="PréformatéHTML" style:family="paragraph">
      <style:text-properties fo:language="en" fo:country="GB"/>
    </style:style>
    <style:style style:name="P82" style:parent-style-name="PréformatéHTML" style:family="paragraph">
      <style:text-properties fo:language="en" fo:country="GB"/>
    </style:style>
    <style:style style:name="P83" style:parent-style-name="PréformatéHTML" style:family="paragraph">
      <style:text-properties fo:language="en" fo:country="GB"/>
    </style:style>
    <style:style style:name="P84" style:parent-style-name="PréformatéHTML" style:family="paragraph">
      <style:text-properties fo:language="en" fo:country="GB"/>
    </style:style>
    <style:style style:name="P85" style:parent-style-name="PréformatéHTML" style:family="paragraph">
      <style:text-properties fo:language="en" fo:country="GB"/>
    </style:style>
    <style:style style:name="P86" style:parent-style-name="PréformatéHTML" style:family="paragraph">
      <style:text-properties fo:language="en" fo:country="GB"/>
    </style:style>
    <style:style style:name="P87" style:parent-style-name="PréformatéHTML" style:family="paragraph">
      <style:text-properties fo:language="en" fo:country="GB"/>
    </style:style>
    <style:style style:name="P88" style:parent-style-name="PréformatéHTML" style:family="paragraph">
      <style:text-properties fo:language="en" fo:country="GB"/>
    </style:style>
    <style:style style:name="P89" style:parent-style-name="PréformatéHTML" style:family="paragraph">
      <style:text-properties fo:language="en" fo:country="GB"/>
    </style:style>
    <style:style style:name="P90" style:parent-style-name="PréformatéHTML" style:family="paragraph">
      <style:text-properties fo:language="en" fo:country="GB"/>
    </style:style>
    <style:style style:name="P91" style:parent-style-name="PréformatéHTML" style:family="paragraph">
      <style:text-properties fo:language="it" fo:country="IT"/>
    </style:style>
    <style:style style:name="P92" style:parent-style-name="PréformatéHTML" style:family="paragraph">
      <style:text-properties fo:language="it" fo:country="IT"/>
    </style:style>
    <style:style style:name="P93" style:parent-style-name="PréformatéHTML" style:family="paragraph">
      <style:text-properties fo:language="it" fo:country="IT"/>
    </style:style>
    <style:style style:name="P94" style:parent-style-name="PréformatéHTML" style:family="paragraph">
      <style:text-properties fo:language="it" fo:country="IT"/>
    </style:style>
    <style:style style:name="P95" style:parent-style-name="PréformatéHTML" style:family="paragraph">
      <style:text-properties fo:language="it" fo:country="IT"/>
    </style:style>
    <style:style style:name="P96" style:parent-style-name="PréformatéHTML" style:family="paragraph">
      <style:text-properties fo:language="en" fo:country="GB"/>
    </style:style>
    <style:style style:name="P97" style:parent-style-name="PréformatéHTML" style:family="paragraph">
      <style:text-properties fo:language="en" fo:country="GB"/>
    </style:style>
    <style:style style:name="P98" style:parent-style-name="PréformatéHTML" style:family="paragraph">
      <style:text-properties fo:language="en" fo:country="GB"/>
    </style:style>
    <style:style style:name="P99" style:parent-style-name="PréformatéHTML" style:family="paragraph">
      <style:text-properties fo:language="it" fo:country="IT"/>
    </style:style>
    <style:style style:name="P100" style:parent-style-name="PréformatéHTML" style:family="paragraph">
      <style:text-properties fo:language="it" fo:country="IT"/>
    </style:style>
    <style:style style:name="P101" style:parent-style-name="PréformatéHTML" style:family="paragraph">
      <style:text-properties fo:language="it" fo:country="IT"/>
    </style:style>
    <style:style style:name="P102" style:parent-style-name="PréformatéHTML" style:family="paragraph">
      <style:text-properties fo:language="it" fo:country="IT"/>
    </style:style>
    <style:style style:name="P103" style:parent-style-name="PréformatéHTML" style:family="paragraph">
      <style:text-properties fo:language="it" fo:country="IT"/>
    </style:style>
    <style:style style:name="P104" style:parent-style-name="PréformatéHTML" style:family="paragraph">
      <style:text-properties fo:language="it" fo:country="IT"/>
    </style:style>
    <style:style style:name="P105" style:parent-style-name="PréformatéHTML" style:family="paragraph">
      <style:text-properties fo:language="it" fo:country="IT"/>
    </style:style>
    <style:style style:name="P106" style:parent-style-name="PréformatéHTML" style:family="paragraph">
      <style:text-properties fo:language="it" fo:country="IT"/>
    </style:style>
    <style:style style:name="P107" style:parent-style-name="PréformatéHTML" style:family="paragraph">
      <style:text-properties fo:language="it" fo:country="IT"/>
    </style:style>
    <style:style style:name="P108" style:parent-style-name="PréformatéHTML" style:family="paragraph">
      <style:text-properties fo:language="en" fo:country="GB"/>
    </style:style>
    <style:style style:name="P109" style:parent-style-name="PréformatéHTML" style:family="paragraph">
      <style:text-properties fo:language="en" fo:country="GB"/>
    </style:style>
    <style:style style:name="P110" style:parent-style-name="PréformatéHTML" style:family="paragraph">
      <style:text-properties fo:language="en" fo:country="GB"/>
    </style:style>
    <style:style style:name="P111" style:parent-style-name="PréformatéHTML" style:family="paragraph">
      <style:text-properties fo:language="en" fo:country="GB"/>
    </style:style>
    <style:style style:name="P112" style:parent-style-name="PréformatéHTML" style:family="paragraph">
      <style:text-properties fo:language="en" fo:country="GB"/>
    </style:style>
    <style:style style:name="P113" style:parent-style-name="PréformatéHTML" style:family="paragraph">
      <style:text-properties fo:language="en" fo:country="GB"/>
    </style:style>
    <style:style style:name="P114" style:parent-style-name="PréformatéHTML" style:family="paragraph">
      <style:text-properties fo:language="en" fo:country="GB"/>
    </style:style>
    <style:style style:name="P115" style:parent-style-name="PréformatéHTML" style:family="paragraph">
      <style:text-properties fo:language="en" fo:country="GB"/>
    </style:style>
    <style:style style:name="P116" style:parent-style-name="PréformatéHTML" style:family="paragraph">
      <style:text-properties fo:language="en" fo:country="GB"/>
    </style:style>
    <style:style style:name="P117" style:parent-style-name="PréformatéHTML" style:family="paragraph">
      <style:text-properties fo:language="en" fo:country="GB"/>
    </style:style>
    <style:style style:name="P118" style:parent-style-name="PréformatéHTML" style:family="paragraph">
      <style:text-properties fo:language="en" fo:country="GB"/>
    </style:style>
    <style:style style:name="P119" style:parent-style-name="PréformatéHTML" style:family="paragraph">
      <style:text-properties fo:language="en" fo:country="GB"/>
    </style:style>
    <style:style style:name="P120" style:parent-style-name="PréformatéHTML" style:family="paragraph">
      <style:text-properties fo:language="en" fo:country="GB"/>
    </style:style>
    <style:style style:name="P121" style:parent-style-name="PréformatéHTML" style:family="paragraph">
      <style:text-properties fo:language="en" fo:country="GB"/>
    </style:style>
    <style:style style:name="P122" style:parent-style-name="PréformatéHTML" style:family="paragraph">
      <style:text-properties fo:language="en" fo:country="GB"/>
    </style:style>
    <style:style style:name="P123" style:parent-style-name="PréformatéHTML" style:family="paragraph">
      <style:text-properties fo:language="en" fo:country="GB"/>
    </style:style>
    <style:style style:name="P124" style:parent-style-name="PréformatéHTML" style:family="paragraph">
      <style:text-properties fo:language="en" fo:country="GB"/>
    </style:style>
    <style:style style:name="P125" style:parent-style-name="PréformatéHTML" style:family="paragraph">
      <style:text-properties fo:language="en" fo:country="GB"/>
    </style:style>
    <style:style style:name="P126" style:parent-style-name="PréformatéHTML" style:family="paragraph">
      <style:text-properties fo:language="en" fo:country="GB"/>
    </style:style>
    <style:style style:name="P127" style:parent-style-name="PréformatéHTML" style:family="paragraph">
      <style:text-properties fo:language="en" fo:country="GB"/>
    </style:style>
    <style:style style:name="P128" style:parent-style-name="PréformatéHTML" style:family="paragraph">
      <style:text-properties fo:language="en" fo:country="GB"/>
    </style:style>
    <style:style style:name="P129" style:parent-style-name="PréformatéHTML" style:family="paragraph">
      <style:text-properties fo:language="en" fo:country="GB"/>
    </style:style>
    <style:style style:name="P130" style:parent-style-name="PréformatéHTML" style:family="paragraph">
      <style:text-properties fo:language="en" fo:country="GB"/>
    </style:style>
    <style:style style:name="P131" style:parent-style-name="PréformatéHTML" style:family="paragraph">
      <style:text-properties fo:language="en" fo:country="GB"/>
    </style:style>
    <style:style style:name="P132" style:parent-style-name="PréformatéHTML" style:family="paragraph">
      <style:text-properties fo:language="de" fo:country="DE"/>
    </style:style>
    <style:style style:name="P133" style:parent-style-name="PréformatéHTML" style:family="paragraph">
      <style:text-properties fo:language="de" fo:country="DE"/>
    </style:style>
    <style:style style:name="P134" style:parent-style-name="PréformatéHTML" style:family="paragraph">
      <style:text-properties fo:language="de" fo:country="DE"/>
    </style:style>
    <style:style style:name="P135" style:parent-style-name="PréformatéHTML" style:family="paragraph">
      <style:text-properties fo:language="de" fo:country="DE"/>
    </style:style>
    <style:style style:name="P136" style:parent-style-name="PréformatéHTML" style:family="paragraph">
      <style:text-properties fo:language="it" fo:country="IT"/>
    </style:style>
    <style:style style:name="P137" style:parent-style-name="PréformatéHTML" style:family="paragraph">
      <style:text-properties fo:language="it" fo:country="IT"/>
    </style:style>
    <style:style style:name="P138" style:parent-style-name="PréformatéHTML" style:family="paragraph">
      <style:text-properties fo:language="it" fo:country="IT"/>
    </style:style>
    <style:style style:name="P139" style:parent-style-name="PréformatéHTML" style:family="paragraph">
      <style:text-properties fo:language="it" fo:country="IT"/>
    </style:style>
    <style:style style:name="P140" style:parent-style-name="PréformatéHTML" style:family="paragraph">
      <style:text-properties fo:language="it" fo:country="IT"/>
    </style:style>
    <style:style style:name="P141" style:parent-style-name="PréformatéHTML" style:family="paragraph">
      <style:text-properties fo:language="en" fo:country="GB"/>
    </style:style>
    <style:style style:name="P142" style:parent-style-name="PréformatéHTML" style:family="paragraph">
      <style:text-properties fo:language="en" fo:country="GB"/>
    </style:style>
    <style:style style:name="P143" style:parent-style-name="PréformatéHTML" style:family="paragraph">
      <style:text-properties fo:language="en" fo:country="GB"/>
    </style:style>
    <style:style style:name="P144" style:parent-style-name="Normal" style:family="paragraph">
      <style:text-properties fo:language="en" fo:country="GB"/>
    </style:style>
  </office:automatic-styles>
  <office:body>
    <office:text text:use-soft-page-breaks="true">
      <text:p text:style-name="P1">5</text:p>
      <text:p text:style-name="P2">categories = [</text:p>
      <text:p text:style-name="P3"><text:s text:c="4"/>"BEER",</text:p>
      <text:p text:style-name="P4"><text:s text:c="4"/>"BREAKFAST FOODS - FROZEN",</text:p>
      <text:p text:style-name="P5"><text:s text:c="4"/>"CANDY",</text:p>
      <text:p text:style-name="P6"><text:s text:c="4"/>"CONDIMENTS, GRAVIES, AND SAUCES",</text:p>
      <text:p text:style-name="P7"><text:s text:c="4"/>"COOKIES",</text:p>
      <text:p text:style-name="P8"><text:s text:c="4"/>"COT CHEESE, SOUR CREAM, TOPPINGS",</text:p>
      <text:p text:style-name="P9"><text:s text:c="4"/>"COUGH AND COLD REMEDIES",</text:p>
      <text:p text:style-name="P10"><text:s text:c="4"/>"DEODORANT",</text:p>
      <text:p text:style-name="Normal"><text:span text:style-name="T11"><text:s text:c="4"/></text:span>"DESSERTS, GELATINS, SYRUP",</text:p>
      <text:p text:style-name="Normal"><text:s text:c="4"/>"DESSERTS/FRUITS/TOPPINGS-FROZEN",</text:p>
      <text:p text:style-name="Normal"><text:s text:c="4"/>"DISPOSABLE DIAPERS",</text:p>
      <text:p text:style-name="Normal"><text:s text:c="4"/><text:span text:style-name="T12">"DRESSINGS/SALADS/PREP FOODS-DELI",</text:span></text:p>
      <text:p text:style-name="P13"><text:s text:c="4"/>"GRT CARDS/PARTY NEEDS/NOVELTIES",</text:p>
      <text:p text:style-name="P14"><text:s text:c="4"/>"ICE CREAM, NOVELTIES",</text:p>
      <text:p text:style-name="P15"><text:s text:c="4"/>"JAMS, JELLIES, SPREADS",</text:p>
      <text:p text:style-name="P16"><text:s text:c="4"/>"JUICE, DRINKS - CANNED, BOTTLED",</text:p>
      <text:p text:style-name="P17"><text:s text:c="4"/>"MILK",</text:p>
      <text:p text:style-name="P18"><text:s text:c="4"/>"PAPER PRODUCTS",</text:p>
      <text:p text:style-name="P19"><text:s text:c="4"/>"PIZZA/SNACKS/HORS DOEUVRES-FRZN",</text:p>
      <text:p text:style-name="P20"><text:s text:c="4"/>"PREPARED FOOD-DRY MIXES",</text:p>
      <text:p text:style-name="P21"><text:s text:c="4"/>"PREPARED FOOD-READY-TO-SERVE",#&lt;- pb]</text:p>
      <text:p text:style-name="P22">categories = [</text:p>
      <text:p text:style-name="P23"><text:s text:c="4"/>"SEAFOOD - CANNED",</text:p>
      <text:p text:style-name="P24"><text:s text:c="4"/>"SNACKS",</text:p>
      <text:p text:style-name="P25"><text:s text:c="4"/>"SPICES, SEASONINGS, EXTRACTS",</text:p>
      <text:p text:style-name="P26"><text:s text:c="4"/>"UNPREP MEAT/POULTRY/SEAFOOD-FRZN",</text:p>
      <text:p text:style-name="P27"><text:s text:c="4"/>"VEGETABLES - CANNED",</text:p>
      <text:p text:style-name="P28"><text:s text:c="4"/>"VEGETABLES-FROZEN",</text:p>
      <text:p text:style-name="P29"><text:s text:c="4"/>"WRAPPING MATERIALS AND BAGS",</text:p>
      <text:p text:style-name="Normal">]</text:p>
      <text:p text:style-name="P30">=========================================================</text:p>
      <text:p text:style-name="P31">BEER</text:p>
      <text:p text:style-name="P32">Coef/err : 1.7945163203534236</text:p>
      <text:p text:style-name="P33">=========================================================</text:p>
      <text:p text:style-name="P34">CANDY</text:p>
      <text:p text:style-name="P35">Coef/err : 1.9432985998676622</text:p>
      <text:p text:style-name="P36">=========================================================</text:p>
      <text:p text:style-name="P37">CONDIMENTS, GRAVIES, AND SAUCES</text:p>
      <text:p text:style-name="P38">Coef/err : 0.743743253248323</text:p>
      <text:p text:style-name="P39">=========================================================</text:p>
      <text:p text:style-name="P40">COOKIES</text:p>
      <text:p text:style-name="P41">Coef : 0.02791034785967761</text:p>
      <text:p text:style-name="P42">Coef/err : 3.6773303515169165</text:p>
      <text:p text:style-name="P43">-0.03980079717068441</text:p>
      <text:p text:style-name="P44">5.847321867440921</text:p>
      <text:p text:style-name="P45">CI_up : 0.012936515237079282</text:p>
      <text:p text:style-name="P46">CI_down : 0.04310553262037797</text:p>
      <text:p text:style-name="P47">=========================================================</text:p>
      <text:p text:style-name="P48">COT CHEESE, SOUR CREAM, TOPPINGS</text:p>
      <text:p text:style-name="P49">Coef : -0.036726079429323044</text:p>
      <text:p text:style-name="P50">Coef/err : 5.176582132534775</text:p>
      <text:p text:style-name="P51">0.01694065800524247</text:p>
      <text:p text:style-name="P52">2.522056620399055</text:p>
      <text:p text:style-name="P53">CI_up : -0.0502787774711837</text:p>
      <text:p text:style-name="P54">CI_down : -0.022979981872050192</text:p>
      <text:p text:style-name="P55">=========================================================</text:p>
      <text:p text:style-name="P56">COUGH AND COLD REMEDIES</text:p>
      <text:p text:style-name="P57">Coef : -0.07881247979161166</text:p>
      <text:p text:style-name="P58">Coef/err : 3.8326679622392614</text:p>
      <text:p text:style-name="P59">0.026799283072488356</text:p>
      <text:p text:style-name="P60">1.3818571471354364</text:p>
      <text:p text:style-name="P61">CI_up : -0.11670334871606258</text:p>
      <text:p text:style-name="PréformatéHTML">CI_down : -0.039296202296027705</text:p>
      <text:p text:style-name="PréformatéHTML">DEODORANT</text:p>
      <text:p text:style-name="PréformatéHTML">Coef : -0.06321714914953869</text:p>
      <text:p text:style-name="PréformatéHTML">Coef/err : 3.6325005406510384</text:p>
      <text:p text:style-name="PréformatéHTML">0.019076146915077752</text:p>
      <text:p text:style-name="PréformatéHTML">1.1288221236446172</text:p>
      <text:p text:style-name="PréformatéHTML">CI_up : -0.09567441018664113</text:p>
      <text:p text:style-name="PréformatéHTML">CI_down : -0.029594960562118855</text:p>
      <text:p text:style-name="PréformatéHTML">=========================================================</text:p>
      <text:p text:style-name="PréformatéHTML">DESSERTS, GELATINS, SYRUP</text:p>
      <text:p text:style-name="P62">Coef : -0.048153943044758174</text:p>
      <text:p text:style-name="P63">Coef/err : 4.2178850517695246</text:p>
      <text:p text:style-name="P64">-0.002497558105079123</text:p>
      <text:p text:style-name="P65">0.2326197107714626</text:p>
      <text:p text:style-name="P66">CI_up : -0.06973924282860333</text:p>
      <text:p text:style-name="P67">CI_down : -0.026067788889526766</text:p>
      <text:p text:style-name="P68">=========================================================</text:p>
      <text:p text:style-name="P69">DESSERTS/FRUITS/TOPPINGS-FROZEN</text:p>
      <text:p text:style-name="P70">Coef : -1.0</text:p>
      <text:p text:style-name="P71">Coef/err : 2.704511135358406</text:p>
      <text:p text:style-name="P72">-1.0</text:p>
      <text:p text:style-name="P73">2.7045111353579254</text:p>
      <text:p text:style-name="P74">CI_up : -1.0</text:p>
      <text:p text:style-name="PréformatéHTML">CI_down : -1.0</text:p>
      <text:p text:style-name="PréformatéHTML">=========================================================</text:p>
      <text:p text:style-name="PréformatéHTML">DISPOSABLE DIAPERS</text:p>
      <text:p text:style-name="PréformatéHTML">Coef : -0.18432770088054562</text:p>
      <text:p text:style-name="P75">Coef/err : 2.6340830950088288</text:p>
      <text:p text:style-name="P76">0.0735396711036087</text:p>
      <text:p text:style-name="P77">0.8482253296689426</text:p>
      <text:p text:style-name="P78">CI_up : -0.30023728688776763</text:p>
      <text:p text:style-name="P79">CI_down : -0.049218703592015633</text:p>
      <text:p text:style-name="P80">=========================================================</text:p>
      <text:p text:style-name="P81">DRESSINGS/SALADS/PREP FOODS-DELI</text:p>
      <text:p text:style-name="P82">Coef/err : 0.8164333886809083</text:p>
      <text:p text:style-name="P83">=========================================================</text:p>
      <text:p text:style-name="P84">GRT CARDS/PARTY NEEDS/NOVELTIES</text:p>
      <text:p text:style-name="P85">Coef/err : 1.7943608580106694</text:p>
      <text:p text:style-name="P86">=========================================================</text:p>
      <text:p text:style-name="P87">ICE CREAM, NOVELTIES</text:p>
      <text:p text:style-name="P88">Coef/err : 1.3535499681028769</text:p>
      <text:p text:style-name="P89">=========================================================</text:p>
      <text:p text:style-name="P90">JAMS, JELLIES, SPREADS</text:p>
      <text:p text:style-name="P91">Coef : -0.05361982618554051</text:p>
      <text:p text:style-name="P92">Coef/err : 5.241669288478024</text:p>
      <text:p text:style-name="P93">0.00795474279298447</text:p>
      <text:p text:style-name="P94">0.8167573891271613</text:p>
      <text:p text:style-name="P95">CI_up : -0.07292723980681448</text:p>
      <text:p text:style-name="P96">CI_down : -0.03391031227964014</text:p>
      <text:p text:style-name="P97">=========================================================</text:p>
      <text:p text:style-name="P98">JUICE, DRINKS - CANNED, BOTTLED</text:p>
      <text:p text:style-name="P99">Coef : -0.029802062270606555</text:p>
      <text:p text:style-name="P100">Coef/err : 3.9460366667999107</text:p>
      <text:p text:style-name="P101">-6.549531614408188e-05</text:p>
      <text:p text:style-name="P102">0.009353497915649734</text:p>
      <text:p text:style-name="P103">CI_up : -0.044274322608249816</text:p>
      <text:p text:style-name="P104">CI_down : -0.015110652940490743</text:p>
      <text:p text:style-name="P105">=========================================================</text:p>
      <text:p text:style-name="P106">MILK</text:p>
      <text:p text:style-name="P107">Coef/err : 0.8178214114192961</text:p>
      <text:p text:style-name="P108">=========================================================</text:p>
      <text:p text:style-name="P109">PAPER PRODUCTS</text:p>
      <text:p text:style-name="P110">Coef : 0.05314763402671807</text:p>
      <text:p text:style-name="P111">Coef/err : 4.644364124517523</text:p>
      <text:p text:style-name="P112">-0.058746247436900934</text:p>
      <text:p text:style-name="P113">5.883259590160884</text:p>
      <text:p text:style-name="P114">CI_up : 0.030379811114859212</text:p>
      <text:p text:style-name="P115">CI_down : 0.07641854692011019</text:p>
      <text:p text:style-name="P116">=========================================================</text:p>
      <text:p text:style-name="P117">PREPARED FOOD-DRY MIXES</text:p>
      <text:p text:style-name="P118">Coef/err : 0.6754486737647946</text:p>
      <text:p text:style-name="P119">=========================================================</text:p>
      <text:p text:style-name="P120">SEAFOOD - CANNED</text:p>
      <text:p text:style-name="P121">Coef/err : 0.9763122041584495</text:p>
      <text:p text:style-name="P122">=========================================================</text:p>
      <text:p text:style-name="P123">SNACKS</text:p>
      <text:p text:style-name="P124">Coef : 0.01797221505238178</text:p>
      <text:p text:style-name="P125">Coef/err : 2.670603026563242</text:p>
      <text:p text:style-name="P126">-0.024138044004041515</text:p>
      <text:p text:style-name="P127">3.9433509893325636</text:p>
      <text:p text:style-name="P128">CI_up : 0.0047501214184875185</text:p>
      <text:p text:style-name="P129">CI_down : 0.0313683059382661</text:p>
      <text:p text:style-name="P130">=========================================================</text:p>
      <text:p text:style-name="P131">UNPREP MEAT/POULTRY/SEAFOOD-FRZN</text:p>
      <text:p text:style-name="P132">Coef/err : 0.18178112286520828</text:p>
      <text:p text:style-name="P133">=========================================================</text:p>
      <text:p text:style-name="P134">VEGETABLES-FROZEN</text:p>
      <text:p text:style-name="P135">Coef : -0.01684140215263119</text:p>
      <text:p text:style-name="P136">Coef/err : 2.2066978691554167</text:p>
      <text:p text:style-name="P137">0.024960751152084182</text:p>
      <text:p text:style-name="P138">3.541476971476834</text:p>
      <text:p text:style-name="P139">CI_up : -0.031563870495686874</text:p>
      <text:p text:style-name="P140">CI_down : -0.0018951182501300012</text:p>
      <text:p text:style-name="P141">=========================================================</text:p>
      <text:p text:style-name="P142">WRAPPING MATERIALS AND BAGS</text:p>
      <text:p text:style-name="P143">Coef/err : 0.2288533833533154</text:p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9T11:17:00Z</meta:creation-date>
    <dc:date>2022-11-09T11:26:00Z</dc:date>
    <meta:template xlink:href="Normal" xlink:type="simple"/>
    <meta:editing-cycles>6</meta:editing-cycles>
    <meta:editing-duration>PT0S</meta:editing-duration>
    <meta:document-statistic meta:page-count="1" meta:paragraph-count="9" meta:word-count="734" meta:character-count="4768" meta:row-count="33" meta:non-whitespace-character-count="4043"/>
  </office:meta>
</office:document-meta>
</file>